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7.5597in" table:align="left"/>
    </style:style>
    <style:style style:name="Tabla3.A" style:family="table-column">
      <style:table-column-properties style:column-width="0.2382in"/>
    </style:style>
    <style:style style:name="Tabla3.B" style:family="table-column">
      <style:table-column-properties style:column-width="0.9819in"/>
    </style:style>
    <style:style style:name="Tabla3.C" style:family="table-column">
      <style:table-column-properties style:column-width="0.2757in"/>
    </style:style>
    <style:style style:name="Tabla3.D" style:family="table-column">
      <style:table-column-properties style:column-width="2.5965in"/>
    </style:style>
    <style:style style:name="Tabla3.E" style:family="table-column">
      <style:table-column-properties style:column-width="0.275in"/>
    </style:style>
    <style:style style:name="Tabla3.F" style:family="table-column">
      <style:table-column-properties style:column-width="1.6146in"/>
    </style:style>
    <style:style style:name="Tabla3.H" style:family="table-column">
      <style:table-column-properties style:column-width="0.9451in"/>
    </style:style>
    <style:style style:name="Tabla3.I" style:family="table-column">
      <style:table-column-properties style:column-width="0.2903in"/>
    </style:style>
    <style:style style:name="Tabla3.J" style:family="table-column">
      <style:table-column-properties style:column-width="0.1042in"/>
    </style:style>
    <style:style style:name="Tabla3.A1" style:family="table-cell">
      <style:table-cell-properties fo:padding-left="0in" fo:padding-right="0in" fo:padding-top="0.0042in" fo:padding-bottom="0in" fo:border="none"/>
    </style:style>
    <style:style style:name="Tabla3.C1" style:family="table-cell">
      <style:table-cell-properties style:vertical-align="middle" fo:padding-left="0in" fo:padding-right="0in" fo:padding-top="0.0042in" fo:padding-bottom="0in" fo:border="none"/>
    </style:style>
    <style:style style:name="Tabla3.A4" style:family="table-cell">
      <style:table-cell-properties fo:padding-left="0in" fo:padding-right="0in" fo:padding-top="0.0431in" fo:padding-bottom="0in" fo:border="none"/>
    </style:style>
    <style:style style:name="Tabla3.B4" style:family="table-cell">
      <style:table-cell-properties fo:padding-left="0in" fo:padding-right="0in" fo:padding-top="0.0431in" fo:padding-bottom="0in" fo:border="none"/>
    </style:style>
    <style:style style:name="Table1" style:family="table">
      <style:table-properties style:width="7.0931in" fo:margin-left="0in" table:align="left"/>
    </style:style>
    <style:style style:name="Table1.A" style:family="table-column">
      <style:table-column-properties style:column-width="3.4618in"/>
    </style:style>
    <style:style style:name="Table1.B" style:family="table-column">
      <style:table-column-properties style:column-width="0.241in"/>
    </style:style>
    <style:style style:name="Table1.C" style:family="table-column">
      <style:table-column-properties style:column-width="3.3903in"/>
    </style:style>
    <style:style style:name="Table1.1" style:family="table-row">
      <style:table-row-properties style:min-row-height="0.1701in"/>
    </style:style>
    <style:style style:name="Table1.A1" style:family="table-cell">
      <style:table-cell-properties fo:padding-left="0in" fo:padding-right="0in" fo:padding-top="0.0708in" fo:padding-bottom="0in" fo:border="none"/>
    </style:style>
    <style:style style:name="Table1.2" style:family="table-row">
      <style:table-row-properties style:min-row-height="0.2521in"/>
    </style:style>
    <style:style style:name="Table1.A2" style:family="table-cell">
      <style:table-cell-properties style:vertical-align="" fo:background-color="transparent" fo:padding-left="0in" fo:padding-right="0in" fo:padding-top="0.1181in" fo:padding-bottom="0in" fo:border="none">
        <style:background-image/>
      </style:table-cell-properties>
    </style:style>
    <style:style style:name="Table1.B2" style:family="table-cell">
      <style:table-cell-properties fo:background-color="transparent" fo:padding-left="0in" fo:padding-right="0in" fo:padding-top="0.1181in" fo:padding-bottom="0in" fo:border="none">
        <style:background-image/>
      </style:table-cell-properties>
    </style:style>
    <style:style style:name="Table1.C2" style:family="table-cell">
      <style:table-cell-properties fo:background-color="transparent" fo:padding-left="0in" fo:padding-right="0in" fo:padding-top="0.1181in" fo:padding-bottom="0in" fo:border="none">
        <style:background-image/>
      </style:table-cell-properties>
    </style:style>
    <style:style style:name="Table1.A3" style:family="table-cell">
      <style:table-cell-properties fo:padding-left="0in" fo:padding-right="0in" fo:padding-top="0.0667in" fo:padding-bottom="0in" fo:border="none"/>
    </style:style>
    <style:style style:name="Table1.B3" style:family="table-cell">
      <style:table-cell-properties fo:padding-left="0in" fo:padding-right="0in" fo:padding-top="0.0667in" fo:padding-bottom="0in" fo:border="none"/>
    </style:style>
    <style:style style:name="Table1.C3" style:family="table-cell">
      <style:table-cell-properties fo:padding-left="0in" fo:padding-right="0in" fo:padding-top="0.0667in" fo:padding-bottom="0in" fo:border="none"/>
    </style:style>
    <style:style style:name="Table1.4" style:family="table-row">
      <style:table-row-properties style:min-row-height="0.3708in" fo:keep-together="always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2" style:family="table">
      <style:table-properties style:width="7.5521in" fo:margin-left="-0.3188in" table:align="left"/>
    </style:style>
    <style:style style:name="Table2.A" style:family="table-column">
      <style:table-column-properties style:column-width="1.3688in"/>
    </style:style>
    <style:style style:name="Table2.B" style:family="table-column">
      <style:table-column-properties style:column-width="3.6014in"/>
    </style:style>
    <style:style style:name="Table2.C" style:family="table-column">
      <style:table-column-properties style:column-width="1.0861in"/>
    </style:style>
    <style:style style:name="Table2.D" style:family="table-column">
      <style:table-column-properties style:column-width="0.7146in"/>
    </style:style>
    <style:style style:name="Table2.E" style:family="table-column">
      <style:table-column-properties style:column-width="0.7813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style:font-name="Arial" fo:font-size="9pt" style:font-size-asian="9pt" style:font-size-complex="9pt"/>
    </style:style>
    <style:style style:name="P2" style:family="paragraph" style:parent-style-name="Table_20_Contents" style:master-page-name="">
      <style:paragraph-properties fo:margin-left="0in" fo:margin-right="0.0382in" fo:text-align="center" style:justify-single-word="false" fo:text-indent="0in" style:auto-text-indent="false" style:page-number="auto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margin-left="0in" fo:margin-right="0.0472in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4" style:family="paragraph" style:parent-style-name="Table_20_Contents" style:master-page-name="">
      <style:paragraph-properties fo:margin-left="0in" fo:margin-right="0.0472in" fo:text-align="center" style:justify-single-word="false" fo:text-indent="0in" style:auto-text-indent="false" style:page-number="auto" fo:break-before="pag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margin-left="0in" fo:margin-right="0.0571in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6" style:family="paragraph" style:parent-style-name="Table_20_Contents" style:master-page-name="">
      <style:paragraph-properties fo:margin-left="0in" fo:margin-right="0.0571in" fo:text-align="center" style:justify-single-word="false" fo:text-indent="0in" style:auto-text-indent="false" style:page-number="auto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50%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0.1693in"/>
    </style:style>
    <style:style style:name="P10" style:family="paragraph" style:parent-style-name="Table_20_Contents">
      <style:text-properties fo:font-size="5pt" style:font-size-asian="4.34999990463257pt" style:font-size-complex="5pt"/>
    </style:style>
    <style:style style:name="P11" style:family="paragraph" style:parent-style-name="Table_20_Contents">
      <style:text-properties style:font-name="Courier New" fo:font-size="9pt" fo:language="es" fo:country="ES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margin-left="0in" fo:margin-right="0.0382in" fo:line-height="150%" fo:text-indent="0in" style:auto-text-indent="false" text:number-lines="false" text:line-number="0"/>
      <style:text-properties fo:font-size="9pt" style:font-size-asian="9pt" style:font-size-complex="9pt"/>
    </style:style>
    <style:style style:name="P13" style:family="paragraph" style:parent-style-name="Table_20_Contents">
      <style:paragraph-properties fo:margin-left="0in" fo:margin-right="0.0382in" fo:line-height="150%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margin-left="0in" fo:margin-right="0.0382in" fo:line-height="0.1693in" fo:text-indent="0in" style:auto-text-indent="false" text:number-lines="false" text:line-number="0"/>
    </style:style>
    <style:style style:name="P15" style:family="paragraph" style:parent-style-name="Table_20_Contents" style:master-page-name="">
      <style:paragraph-properties fo:margin-left="1.5626in" fo:margin-right="0in" fo:line-height="100%" fo:text-indent="0in" style:auto-text-indent="false" style:page-number="auto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16" style:family="paragraph" style:parent-style-name="Table_20_Contents" style:master-page-name="">
      <style:paragraph-properties fo:margin-left="1.5626in" fo:margin-right="0in" fo:text-indent="0in" style:auto-text-indent="false" style:page-number="auto" text:number-lines="false" text:line-number="0"/>
      <style:text-properties fo:font-size="9pt" style:font-size-asian="7.84999990463257pt" style:font-size-complex="9pt"/>
    </style:style>
    <style:style style:name="P17" style:family="paragraph" style:parent-style-name="Table_20_Contents">
      <style:paragraph-properties fo:margin-left="1.5626in" fo:margin-right="0in" fo:line-height="100%" fo:text-indent="0in" style:auto-text-indent="false" text:number-lines="false" text:line-number="0"/>
      <style:text-properties style:font-name="Arial" fo:font-size="8pt" fo:language="es" fo:country="ES" fo:font-weight="bold" style:font-size-asian="7pt" style:font-weight-asian="bold" style:font-size-complex="8pt" style:font-weight-complex="bold"/>
    </style:style>
    <style:style style:name="P18" style:family="paragraph" style:parent-style-name="Table_20_Contents">
      <style:paragraph-properties fo:margin-left="1.5626in" fo:margin-right="0in" fo:line-height="100%" fo:text-indent="0in" style:auto-text-indent="false" text:number-lines="false" text:line-number="0"/>
    </style:style>
    <style:style style:name="P19" style:family="paragraph" style:parent-style-name="Table_20_Contents">
      <style:paragraph-properties fo:margin-left="0in" fo:margin-right="0.0756in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20" style:family="paragraph" style:parent-style-name="Table_20_Contents" style:master-page-name="">
      <style:paragraph-properties fo:margin-left="0in" fo:margin-right="0.0472in" fo:text-align="center" style:justify-single-word="false" fo:text-indent="0in" style:auto-text-indent="false" style:page-number="auto" fo:break-before="pag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22" style:family="paragraph" style:parent-style-name="Standard">
      <style:text-properties fo:font-size="15pt" style:font-size-asian="13.1000003814697pt" style:font-size-complex="15pt"/>
    </style:style>
    <style:style style:name="P23" style:family="paragraph" style:parent-style-name="Standard">
      <style:text-properties fo:font-size="6pt" style:font-size-asian="5.25pt" style:font-size-complex="6pt"/>
    </style:style>
    <style:style style:name="P24" style:family="paragraph" style:parent-style-name="Standard">
      <style:paragraph-properties fo:margin-left="0in" fo:margin-right="0in" fo:line-height="0.1693in" fo:text-align="start" style:justify-single-word="false" fo:text-indent="0in" style:auto-text-indent="false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language="es" fo:country="ES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style:font-name="Arial" fo:language="es" fo:country="ES" fo:font-weight="bold" style:font-weight-asian="bold" style:font-weight-complex="bold"/>
    </style:style>
    <style:style style:name="T3" style:family="text">
      <style:text-properties style:font-name="Arial" fo:font-size="10pt" fo:language="es" fo:country="ES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5pt" fo:language="es" fo:country="ES" fo:font-weight="bold" style:font-size-asian="15pt" style:font-weight-asian="bold" style:font-size-complex="15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Courier New" fo:font-size="9pt" fo:language="es" fo:country="ES" fo:font-weight="normal" style:font-size-asian="9pt" style:font-weight-asian="normal" style:font-size-complex="9pt" style:font-weight-complex="normal"/>
    </style:style>
    <style:style style:name="T7" style:family="text">
      <style:text-properties style:font-name="Courier New" fo:language="es" fo:country="ES" fo:font-weight="normal" style:font-weight-asian="normal" style:font-weight-complex="normal"/>
    </style:style>
    <style:style style:name="T8" style:family="text">
      <style:text-properties style:font-name="Courier New" fo:font-size="10pt" fo:language="es" fo:country="ES" fo:font-weight="normal" style:font-size-asian="10pt" style:font-weight-asian="normal" style:font-size-complex="10pt" style:font-weight-complex="normal"/>
    </style:style>
    <style:style style:name="T9" style:family="text">
      <style:text-properties style:font-name="Courier New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s text:c="27"/><text:span text:style-name="T9">AV. NICOLAS ARRIOLA 2920, SANS LUIS, LIMA, PERU.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<text:span text:style-name="T5"><text:s text:c="38"/></text:span><text:span text:style-name="T6"><text:text-input text:description="&lt;(o.partner_id.street)&gt;">PUNTO DE PARTIDA</text:text-input></text:span></text:p>
          </table:table-cell>
        </table:table-row>
        <table:table-row table:style-name="Table1.2">
          <table:table-cell table:style-name="Table1.A2" office:value-type="string">
            <text:p text:style-name="P12"><text:span text:style-name="T4"><text:s text:c="3"/></text:span><text:span text:style-name="T2"><text:s text:c="26"/></text:span><text:span text:style-name="T7"><text:text-input text:description="&lt;if test=&quot;o.date_done&quot;&gt;">If</text:text-input></text:span><text:span text:style-name="T7"><text:text-input text:description="&lt;formatLang(o.date_done, date=True)&gt;">FECHA DE TRASLADO</text:text-input></text:span><text:span text:style-name="T7"><text:text-input text:description="&lt;/if&gt;">Fin If</text:text-input></text:span></text:p>
          </table:table-cell>
          <table:table-cell table:style-name="Table1.B2" office:value-type="string">
            <text:p text:style-name="P13"/>
          </table:table-cell>
          <table:table-cell table:style-name="Table1.C2" office:value-type="string">
            <text:p text:style-name="P14"><text:span text:style-name="T1"><text:s text:c="25"/></text:span><text:span text:style-name="T6"><text:text-input text:description="&lt;(o.partner_id.name)&gt;">DESTINATARIO</text:text-input></text:span></text:p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Table_20_Contents"><text:span text:style-name="T1"><text:s text:c="10"/></text:span><text:span text:style-name="T6"><text:text-input text:description="&lt;get_vat(o.partner_id.vat, o.partner_id.ref)&gt;">RUC</text:text-input></text:span></text:p>
          </table:table-cell>
        </table:table-row>
        <table:table-row table:style-name="Table1.4">
          <table:table-cell table:style-name="Table1.A5" office:value-type="string">
            <text:p text:style-name="P10"/>
          </table:table-cell>
          <table:table-cell table:style-name="Table1.B5" office:value-type="string">
            <text:p text:style-name="P10"/>
          </table:table-cell>
          <table:table-cell table:style-name="Table1.C5" office:value-type="string">
            <text:p text:style-name="P10"/>
          </table:table-cell>
        </table:table-row>
        <table:table-row table:style-name="Table1.5"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</table:table-row>
      </table:table>
      <text:p text:style-name="P15"/>
      <text:p text:style-name="P17"/>
      <text:p text:style-name="P18"><text:span text:style-name="T1"><text:s text:c="18"/></text:span><text:span text:style-name="T3"><text:s/></text:span><text:span text:style-name="T8"><text:text-input text:description="&lt;o.proof_type&gt;">tipo</text:text-input></text:span><text:span text:style-name="T3"> <text:s text:c="2"/></text:span><text:span text:style-name="T8"><text:text-input text:description="&lt;o.proof_number&gt;">nro</text:text-input></text:span></text:p>
      <text:p text:style-name="P16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25"><text:text-input text:description="&lt;for each=&quot;c in o.move_lines&quot;&gt;">fo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1"><text:text-input text:description="&lt;(c.product_id.default_code)&gt;">codigo</text:text-input></text:p>
          </table:table-cell>
          <table:table-cell table:style-name="Table2.A1" office:value-type="string">
            <text:p text:style-name="P11"><text:text-input text:description="&lt;(c.product_id.name)&gt;">descripcion</text:text-input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1"><text:text-input text:description="&lt;(c.product_uom.name)&gt;">unid de medida</text:text-input></text:p>
          </table:table-cell>
          <table:table-cell table:style-name="Table2.A1" office:value-type="string">
            <text:p text:style-name="P19"><text:s text:c="3"/><text:span text:style-name="T9"><text:text-input text:description="&lt;(c.product_qty)&gt;">cantidad</text:text-input></text:span></text:p>
          </table:table-cell>
        </table:table-row>
        <table:table-row>
          <table:table-cell table:style-name="Table2.A1" table:number-columns-spanned="5" office:value-type="string">
            <text:p text:style-name="P25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draw:frame draw:style-name="fr1" draw:name="Marco1" text:anchor-type="paragraph" svg:x="-0.098in" svg:y="2.2665in" svg:width="7.6236in" draw:z-index="0"><draw:text-box fo:min-height="0.7189in"><table:table table:name="Tabla3" table:style-name="Tabla3"><table:table-column table:style-name="Tabla3.A"/><table:table-column table:style-name="Tabla3.B"/><table:table-column table:style-name="Tabla3.C"/><table:table-column table:style-name="Tabla3.D"/><table:table-column table:style-name="Tabla3.E"/><table:table-column table:style-name="Tabla3.F"/><table:table-column table:style-name="Tabla3.A"/><table:table-column table:style-name="Tabla3.H"/><table:table-column table:style-name="Tabla3.I"/><table:table-column table:style-name="Tabla3.J"/><table:table-row><table:table-cell table:style-name="Tabla3.A1" table:number-columns-spanned="2" office:value-type="string"><text:p text:style-name="P1"/></table:table-cell><table:covered-table-cell/><table:table-cell table:style-name="Tabla3.C1" office:value-type="string"><text:p text:style-name="P4"><text:text-input text:description="&lt;mark(o.sale)&gt;">X</text:text-input></text:p></table:table-cell><table:table-cell table:style-name="Tabla3.A1" office:value-type="string"><text:p text:style-name="P1"/></table:table-cell><table:table-cell table:style-name="Tabla3.C1" office:value-type="string"><text:p text:style-name="P4"><text:text-input text:description="&lt;mark(o.despatch)&gt;">X</text:text-input></text:p></table:table-cell><table:table-cell table:style-name="Tabla3.A1" office:value-type="string"><text:p text:style-name="P1"/></table:table-cell><table:table-cell table:style-name="Tabla3.A1" office:value-type="string"><text:p text:style-name="P4"><text:text-input text:description="&lt;mark(o.for_processing)&gt;">X</text:text-input></text:p></table:table-cell><table:table-cell table:style-name="Tabla3.A1" office:value-type="string"><text:p text:style-name="P1"/></table:table-cell><table:table-cell table:style-name="Tabla3.A1" office:value-type="string"><text:p text:style-name="P4"><text:text-input text:description="&lt;mark(o.primary_zone)&gt;">X</text:text-input></text:p></table:table-cell><table:table-cell table:style-name="Tabla3.A1" office:value-type="string"><text:p text:style-name="P1"/></table:table-cell></table:table-row><table:table-row><table:table-cell table:style-name="Tabla3.A1" table:number-columns-spanned="2" office:value-type="string"><text:p text:style-name="P1"/></table:table-cell><table:covered-table-cell/><table:table-cell table:style-name="Tabla3.C1" office:value-type="string"><text:p text:style-name="P2"><text:text-input text:description="&lt;mark(o.sale_sac)&gt;">X</text:text-input></text:p></table:table-cell><table:table-cell table:style-name="Tabla3.A1" office:value-type="string"><text:p text:style-name="P1"/></table:table-cell><table:table-cell table:style-name="Tabla3.C1" office:value-type="string"><text:p text:style-name="P2"><text:text-input text:description="&lt;mark(o.refound)&gt;">X</text:text-input></text:p></table:table-cell><table:table-cell table:style-name="Tabla3.A1" office:value-type="string"><text:p text:style-name="P1"/></table:table-cell><table:table-cell table:style-name="Tabla3.A1" office:value-type="string"><text:p text:style-name="P2"><text:text-input text:description="&lt;mark(o.pick_processed)&gt;">X</text:text-input></text:p></table:table-cell><table:table-cell table:style-name="Tabla3.A1" office:value-type="string"><text:p text:style-name="P1"/></table:table-cell><table:table-cell table:style-name="Tabla3.A1" office:value-type="string"><text:p text:style-name="P4"/></table:table-cell><table:table-cell table:style-name="Tabla3.A1" office:value-type="string"><text:p text:style-name="P1"/></table:table-cell></table:table-row><table:table-row><table:table-cell table:style-name="Tabla3.A1" table:number-columns-spanned="2" office:value-type="string"><text:p text:style-name="P1"/></table:table-cell><table:covered-table-cell/><table:table-cell table:style-name="Tabla3.C1" office:value-type="string"><text:p text:style-name="P6"><text:text-input text:description="&lt;mark(o.purchase)&gt;">X</text:text-input></text:p></table:table-cell><table:table-cell table:style-name="Tabla3.A1" office:value-type="string"><text:p text:style-name="P1"/></table:table-cell><table:table-cell table:style-name="Tabla3.C1" office:value-type="string"><text:p text:style-name="P6"><text:text-input text:description="&lt;mark(o.between_establishments)&gt;">X</text:text-input></text:p></table:table-cell><table:table-cell table:style-name="Tabla3.A1" office:value-type="string"><text:p text:style-name="P1"/></table:table-cell><table:table-cell table:style-name="Tabla3.A1" office:value-type="string"><text:p text:style-name="P6"><text:text-input text:description="&lt;mark(o.itinerant_issuer)&gt;">X</text:text-input></text:p></table:table-cell><table:table-cell table:style-name="Tabla3.A1" office:value-type="string"><text:p text:style-name="P1"/></table:table-cell><table:table-cell table:style-name="Tabla3.A1" office:value-type="string"><text:p text:style-name="P6"><text:text-input text:description="&lt;mark(o.export)&gt;">X</text:text-input></text:p></table:table-cell><table:table-cell table:style-name="Tabla3.A1" office:value-type="string"><text:p text:style-name="P1"/></table:table-cell></table:table-row><table:table-row><table:table-cell table:style-name="Tabla3.A4" office:value-type="string"><text:p text:style-name="P1"/></table:table-cell><table:table-cell table:style-name="Tabla3.B4" table:number-columns-spanned="9" office:value-type="string"><text:p text:style-name="P5"><text:text-input text:description="&lt;(o.note)&gt;">nota</text:text-input></text:p></table:table-cell><table:covered-table-cell/><table:covered-table-cell/><table:covered-table-cell/><table:covered-table-cell/><table:covered-table-cell/><table:covered-table-cell/><table:covered-table-cell/><table:covered-table-cell/></table:table-row></table:table><text:p text:style-name="P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2.2047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09-13T01:16:35.194587550</meta:creation-date>
    <dc:date>2014-11-14T13:09:56</dc:date>
    <meta:editing-duration>P1DT3H54M9S</meta:editing-duration>
    <meta:editing-cycles>135</meta:editing-cycles>
    <meta:generator>LibreOffice/3.5$Linux_x86 LibreOffice_project/350m1$Build-2</meta:generator>
    <meta:document-statistic meta:table-count="3" meta:image-count="0" meta:object-count="0" meta:page-count="1" meta:paragraph-count="25" meta:word-count="39" meta:character-count="329" meta:non-whitespace-character-count="160"/>
  </office:meta>
</office:document-meta>
</file>